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mean_blue</text:p>
          </table:table-cell>
          <table:table-cell table:style-name="Default" office:value-type="string" calcext:value-type="string">
            <text:p>std_blue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25.9025" calcext:value-type="float">
            <text:p>5.26E+02</text:p>
          </table:table-cell>
          <table:table-cell office:value-type="float" office:value="17.90223" calcext:value-type="float">
            <text:p>1.79E+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08.0516" calcext:value-type="float">
            <text:p>8.08E+02</text:p>
          </table:table-cell>
          <table:table-cell office:value-type="float" office:value="21.53239" calcext:value-type="float">
            <text:p>2.15E+0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40.914" calcext:value-type="float">
            <text:p>1.04E+03</text:p>
          </table:table-cell>
          <table:table-cell office:value-type="float" office:value="24.11478" calcext:value-type="float">
            <text:p>2.41E+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46.362" calcext:value-type="float">
            <text:p>1.35E+03</text:p>
          </table:table-cell>
          <table:table-cell office:value-type="float" office:value="26.7926" calcext:value-type="float">
            <text:p>2.68E+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25.238" calcext:value-type="float">
            <text:p>1.63E+03</text:p>
          </table:table-cell>
          <table:table-cell office:value-type="float" office:value="29.13283" calcext:value-type="float">
            <text:p>2.91E+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5.917" calcext:value-type="float">
            <text:p>3.25E+03</text:p>
          </table:table-cell>
          <table:table-cell office:value-type="float" office:value="40.30499" calcext:value-type="float">
            <text:p>4.03E+0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731.441" calcext:value-type="float">
            <text:p>4.73E+03</text:p>
          </table:table-cell>
          <table:table-cell office:value-type="float" office:value="48.91527" calcext:value-type="float">
            <text:p>4.89E+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97.501" calcext:value-type="float">
            <text:p>6.20E+03</text:p>
          </table:table-cell>
          <table:table-cell office:value-type="float" office:value="55.97156" calcext:value-type="float">
            <text:p>5.60E+0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663.064" calcext:value-type="float">
            <text:p>7.66E+03</text:p>
          </table:table-cell>
          <table:table-cell office:value-type="float" office:value="61.91441" calcext:value-type="float">
            <text:p>6.19E+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67.681" calcext:value-type="float">
            <text:p>9.17E+03</text:p>
          </table:table-cell>
          <table:table-cell office:value-type="float" office:value="68.5909" calcext:value-type="float">
            <text:p>6.86E+0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634.61" calcext:value-type="float">
            <text:p>1.06E+04</text:p>
          </table:table-cell>
          <table:table-cell office:value-type="float" office:value="74.78423" calcext:value-type="float">
            <text:p>7.48E+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43.1" calcext:value-type="float">
            <text:p>1.21E+04</text:p>
          </table:table-cell>
          <table:table-cell office:value-type="float" office:value="80.5798" calcext:value-type="float">
            <text:p>8.06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120.61" calcext:value-type="float">
            <text:p>1.81E+04</text:p>
          </table:table-cell>
          <table:table-cell office:value-type="float" office:value="102.5236" calcext:value-type="float">
            <text:p>1.03E+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41.96" calcext:value-type="float">
            <text:p>2.40E+04</text:p>
          </table:table-cell>
          <table:table-cell office:value-type="float" office:value="122.4243" calcext:value-type="float">
            <text:p>1.22E+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15.73" calcext:value-type="float">
            <text:p>3.00E+04</text:p>
          </table:table-cell>
          <table:table-cell office:value-type="float" office:value="140.8783" calcext:value-type="float">
            <text:p>1.41E+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994.8" calcext:value-type="float">
            <text:p>3.60E+04</text:p>
          </table:table-cell>
          <table:table-cell office:value-type="float" office:value="159.5812" calcext:value-type="float">
            <text:p>1.60E+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904.42" calcext:value-type="float">
            <text:p>4.19E+04</text:p>
          </table:table-cell>
          <table:table-cell office:value-type="float" office:value="176.6585" calcext:value-type="float">
            <text:p>1.77E+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733.15" calcext:value-type="float">
            <text:p>4.77E+04</text:p>
          </table:table-cell>
          <table:table-cell office:value-type="float" office:value="193.1848" calcext:value-type="float">
            <text:p>1.93E+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531.97" calcext:value-type="float">
            <text:p>5.35E+04</text:p>
          </table:table-cell>
          <table:table-cell office:value-type="float" office:value="206.2966" calcext:value-type="float">
            <text:p>2.06E+02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54976.67" calcext:value-type="float">
            <text:p>5.50E+04</text:p>
          </table:table-cell>
          <table:table-cell office:value-type="float" office:value="207.7755" calcext:value-type="float">
            <text:p>2.08E+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362.12" calcext:value-type="float">
            <text:p>5.64E+04</text:p>
          </table:table-cell>
          <table:table-cell office:value-type="float" office:value="212.0336" calcext:value-type="float">
            <text:p>2.12E+02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57792.86" calcext:value-type="float">
            <text:p>5.78E+04</text:p>
          </table:table-cell>
          <table:table-cell office:value-type="float" office:value="211.3769" calcext:value-type="float">
            <text:p>2.11E+0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58037" calcext:value-type="float">
            <text:p>5.80E+04</text:p>
          </table:table-cell>
          <table:table-cell office:value-type="float" office:value="211.5418" calcext:value-type="float">
            <text:p>2.12E+02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58298.42" calcext:value-type="float">
            <text:p>5.83E+04</text:p>
          </table:table-cell>
          <table:table-cell office:value-type="float" office:value="210.8427" calcext:value-type="float">
            <text:p>2.11E+02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8559.48" calcext:value-type="float">
            <text:p>5.86E+04</text:p>
          </table:table-cell>
          <table:table-cell office:value-type="float" office:value="209.5665" calcext:value-type="float">
            <text:p>2.10E+02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58795.04" calcext:value-type="float">
            <text:p>5.88E+04</text:p>
          </table:table-cell>
          <table:table-cell office:value-type="float" office:value="208.105" calcext:value-type="float">
            <text:p>2.08E+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016.57" calcext:value-type="float">
            <text:p>5.90E+04</text:p>
          </table:table-cell>
          <table:table-cell office:value-type="float" office:value="208.0341" calcext:value-type="float">
            <text:p>2.08E+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4:03:40.099497658</meta:creation-date>
    <dc:date>2024-06-13T14:30:43.854663586</dc:date>
    <meta:editing-duration>PT5M52S</meta:editing-duration>
    <meta:editing-cycles>3</meta:editing-cycles>
    <meta:generator>LibreOffice/7.1.8.1$Linux_X86_64 LibreOffice_project/10$Build-1</meta:generator>
    <meta:document-statistic meta:table-count="1" meta:cell-count="84" meta:object-count="0"/>
  </office:meta>
</office:document-meta>
</file>